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8.051cm" svg:x="2cm" svg:y="1.449cm">
          <draw:text-box>
            <text:p>UNIT ONE</text:p>
            <text:p/>
            <text:p>suppose<text:tab/><text:tab/><text:tab/><text:tab/>truly<text:tab/><text:tab/><text:tab/><text:tab/><text:tab/><text:tab/>search<text:tab/><text:tab/><text:tab/>British</text:p>
            <text:p/>
            <text:p>birthmark<text:tab/><text:tab/><text:tab/>difference<text:tab/><text:tab/><text:tab/><text:tab/>value<text:tab/><text:tab/><text:tab/>silver</text:p>
            <text:p/>
            <text:p>strawberry<text:tab/><text:tab/><text:tab/>wise<text:tab/><text:tab/><text:tab/><text:tab/><text:tab/>wizard<text:tab/><text:tab/><text:tab/>doubt</text:p>
            <text:p/>
            <text:p>secretly<text:tab/><text:tab/><text:tab/><text:tab/>present perfect tense<text:tab/><text:tab/>friendship<text:tab/><text:tab/>fear</text:p>
            <text:p/>
            <text:p>crowded<text:tab/><text:tab/><text:tab/><text:tab/>underline<text:tab/><text:tab/><text:tab/><text:tab/>basic<text:tab/><text:tab/><text:tab/>succeed</text:p>
            <text:p/>
            <text:p>disaster<text:tab/><text:tab/><text:tab/><text:tab/>row<text:tab/><text:tab/><text:tab/><text:tab/><text:tab/><text:tab/>message<text:tab/><text:tab/>excellent</text:p>
            <text:p/>
            <text:p>therefore<text:tab/><text:tab/><text:tab/>reach<text:tab/><text:tab/><text:tab/><text:tab/><text:tab/>setting<text:tab/><text:tab/><text:tab/>second</text:p>
            <text:p/>
            <text:p>instead<text:tab/><text:tab/><text:tab/><text:tab/>height<text:tab/><text:tab/><text:tab/><text:tab/><text:tab/>realise<text:tab/><text:tab/><text:tab/>satisfy</text:p>
            <text:p/>
            <text:p>although<text:tab/><text:tab/><text:tab/><text:tab/>willing<text:tab/><text:tab/><text:tab/><text:tab/><text:tab/>impossible<text:tab/><text:tab/>risky</text:p>
            <text:p/>
            <text:p>bathroom<text:tab/><text:tab/><text:tab/>literature<text:tab/><text:tab/><text:tab/><text:tab/><text:tab/>nothing<text:tab/><text:tab/><text:tab/>zero</text:p>
            <text:p/>
            <text:p>Olympics<text:tab/><text:tab/><text:tab/>athlet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8.529cm" svg:height="16.627cm" svg:x="2cm" svg:y="2cm">
          <draw:text-box>
            <text:p>UNIT TWO</text:p>
            <text:p/>
            <text:p>selfish<text:tab/><text:tab/><text:tab/>lively<text:tab/><text:tab/><text:tab/>cheerful<text:tab/><text:tab/><text:tab/>agreement</text:p>
            <text:p/>
            <text:p>giant<text:tab/><text:tab/><text:tab/>theirs<text:tab/><text:tab/><text:tab/>uncertain<text:tab/><text:tab/>relative</text:p>
            <text:p/>
            <text:p>gate<text:tab/><text:tab/><text:tab/><text:tab/>grade<text:tab/><text:tab/><text:tab/>suggestion<text:tab/><text:tab/>poem</text:p>
            <text:p/>
            <text:p>since<text:tab/><text:tab/><text:tab/>article<text:tab/><text:tab/><text:tab/>comfort<text:tab/><text:tab/><text:tab/>inside</text:p>
            <text:p/>
            <text:p>nor<text:tab/><text:tab/><text:tab/><text:tab/>priceless<text:tab/><text:tab/><text:tab/>skating<text:tab/><text:tab/><text:tab/>neighbour</text:p>
            <text:p/>
            <text:p>hole<text:tab/><text:tab/><text:tab/><text:tab/>differently<text:tab/><text:tab/>narrow<text:tab/><text:tab/><text:tab/>drift</text:p>
            <text:p/>
            <text:p>afraid<text:tab/><text:tab/><text:tab/>recently<text:tab/><text:tab/><text:tab/>lane<text:tab/><text:tab/><text:tab/><text:tab/>ashamed</text:p>
            <text:p/>
            <text:p>adaptation<text:tab/><text:tab/>allow<text:tab/><text:tab/><text:tab/>unit<text:tab/><text:tab/><text:tab/><text:tab/>deeply</text:p>
            <text:p/>
            <text:p>unhappiness<text:tab/><text:tab/>attend<text:tab/><text:tab/><text:tab/>perhaps<text:tab/><text:tab/><text:tab/>pass</text:p>
            <text:p/>
            <text:p>climax<text:tab/><text:tab/><text:tab/>roller coaster<text:tab/><text:tab/>argue<text:tab/><text:tab/><text:tab/>whenever</text:p>
            <text:p/>
            <text:p>return<text:tab/><text:tab/><text:tab/>whom<text:tab/><text:tab/><text:tab/>divid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3.504cm" svg:height="18.051cm" svg:x="2.496cm" svg:y="1.661cm">
          <draw:text-box>
            <text:p>UNIT 3</text:p>
            <text:p/>
            <text:p>fair<text:tab/><text:tab/><text:tab/>fix<text:tab/><text:tab/><text:tab/><text:tab/>imaginative<text:tab/><text:tab/>curiosity<text:tab/><text:tab/><text:tab/>risk</text:p>
            <text:p/>
            <text:p>block<text:tab/><text:tab/>invention<text:tab/><text:tab/>completely<text:tab/><text:tab/>talent<text:tab/><text:tab/><text:tab/>detector</text:p>
            <text:p/>
            <text:p>arificial<text:tab/><text:tab/>download<text:tab/><text:tab/>penicillin<text:tab/><text:tab/><text:tab/>passionately<text:tab/><text:tab/>keyhole</text:p>
            <text:p/>
            <text:p>hook<text:tab/><text:tab/>apply<text:tab/><text:tab/><text:tab/>unexpected<text:tab/><text:tab/>electricity</text:p>
            <text:p/>
            <text:p>cost<text:tab/><text:tab/><text:tab/>smart<text:tab/><text:tab/><text:tab/>ticket<text:tab/><text:tab/><text:tab/>experiment</text:p>
            <text:p/>
            <text:p>lend<text:tab/><text:tab/><text:tab/>machine<text:tab/><text:tab/><text:tab/>quality<text:tab/><text:tab/><text:tab/>lightning</text:p>
            <text:p/>
            <text:p>3-D<text:tab/><text:tab/><text:tab/>warn<text:tab/><text:tab/><text:tab/>widely<text:tab/><text:tab/><text:tab/>rod</text:p>
            <text:p/>
            <text:p>printer<text:tab/><text:tab/>congratulation<text:tab/>glue<text:tab/><text:tab/><text:tab/><text:tab/>pioneer</text:p>
            <text:p/>
            <text:p>brain<text:tab/><text:tab/>advertisement<text:tab/>perfect<text:tab/><text:tab/><text:tab/>exploration</text:p>
            <text:p/>
            <text:p>signal<text:tab/><text:tab/>everyday<text:tab/><text:tab/>freeze<text:tab/><text:tab/><text:tab/>test</text:p>
            <text:p/>
            <text:p>weigh<text:tab/><text:tab/>trouble<text:tab/><text:tab/><text:tab/>ice lolly<text:tab/><text:tab/><text:tab/>despite</text:p>
            <text:p/>
            <text:p>kilogram<text:tab/><text:tab/>imagination<text:tab/><text:tab/>address<text:tab/><text:tab/><text:tab/>failur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layer="layout" svg:width="23.5cm" svg:height="17.339cm" svg:x="2cm" svg:y="2cm">
          <draw:text-box>
            <text:p>UNIT 4</text:p>
            <text:p/>
            <text:p>forever<text:tab/><text:tab/><text:tab/>convenient<text:tab/><text:tab/>native<text:tab/><text:tab/><text:tab/>anyone</text:p>
            <text:p/>
            <text:p>pound<text:tab/><text:tab/><text:tab/>development<text:tab/><text:tab/>generation<text:tab/><text:tab/>bedroom</text:p>
            <text:p/>
            <text:p>smartphone<text:tab/><text:tab/>mobile<text:tab/><text:tab/><text:tab/>attitude<text:tab/><text:tab/><text:tab/>neighbourhood</text:p>
            <text:p/>
            <text:p>code<text:tab/><text:tab/><text:tab/>anywhere<text:tab/><text:tab/>disagreement</text:p>
            <text:p/>
            <text:p>wallet<text:tab/><text:tab/><text:tab/>via<text:tab/><text:tab/><text:tab/><text:tab/>device</text:p>
            <text:p/>
            <text:p>payment<text:tab/><text:tab/><text:tab/>progress<text:tab/><text:tab/><text:tab/>bored</text:p>
            <text:p/>
            <text:p>system<text:tab/><text:tab/><text:tab/>progress<text:tab/><text:tab/><text:tab/>campfire</text:p>
            <text:p/>
            <text:p>cash<text:tab/><text:tab/><text:tab/>offline<text:tab/><text:tab/><text:tab/>wisely</text:p>
            <text:p/>
            <text:p>app<text:tab/><text:tab/><text:tab/><text:tab/>simply<text:tab/><text:tab/><text:tab/>function</text:p>
            <text:p/>
            <text:p>delivery<text:tab/><text:tab/><text:tab/>advantage<text:tab/><text:tab/>disadvantage</text:p>
            <text:p/>
            <text:p>except<text:tab/><text:tab/><text:tab/>era<text:tab/><text:tab/><text:tab/><text:tab/>throw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layer="layout" svg:width="22.5cm" svg:height="16.627cm" svg:x="2.5cm" svg:y="2.5cm">
          <draw:text-box>
            <text:p>UNIT 5</text:p>
            <text:p/>
            <text:p>opposite<text:tab/><text:tab/><text:tab/>belt<text:tab/><text:tab/><text:tab/><text:tab/>case<text:tab/><text:tab/><text:tab/>password</text:p>
            <text:p/>
            <text:p>packet<text:tab/><text:tab/><text:tab/>station<text:tab/><text:tab/><text:tab/>urgent<text:tab/><text:tab/><text:tab/>careless</text:p>
            <text:p/>
            <text:p>picnic<text:tab/><text:tab/><text:tab/>flowerpot<text:tab/><text:tab/>guest<text:tab/><text:tab/><text:tab/>aware</text:p>
            <text:p/>
            <text:p>smelly<text:tab/><text:tab/><text:tab/>honesty<text:tab/><text:tab/><text:tab/>experienced<text:tab/><text:tab/>stranger</text:p>
            <text:p/>
            <text:p>noise<text:tab/><text:tab/><text:tab/>respect<text:tab/><text:tab/><text:tab/>lawyer<text:tab/><text:tab/><text:tab/>cheat</text:p>
            <text:p/>
            <text:p>reduce<text:tab/><text:tab/><text:tab/>spread<text:tab/><text:tab/><text:tab/>whether<text:tab/><text:tab/><text:tab/>enemy</text:p>
            <text:p/>
            <text:p>seat<text:tab/><text:tab/><text:tab/><text:tab/>society<text:tab/><text:tab/><text:tab/>argument<text:tab/><text:tab/>cyberbullying</text:p>
            <text:p/>
            <text:p>passenger<text:tab/><text:tab/>clear<text:tab/><text:tab/><text:tab/>netizen</text:p>
            <text:p/>
            <text:p>fool<text:tab/><text:tab/><text:tab/><text:tab/>flag<text:tab/><text:tab/><text:tab/><text:tab/>citizen</text:p>
            <text:p/>
            <text:p>sign<text:tab/><text:tab/><text:tab/><text:tab/>slide<text:tab/><text:tab/><text:tab/>click</text:p>
            <text:p/>
            <text:p>responsibility<text:tab/><text:tab/>case<text:tab/><text:tab/><text:tab/>privat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layer="layout" svg:width="22.504cm" svg:height="16.627cm" svg:x="2.496cm" svg:y="2.901cm">
          <draw:text-box>
            <text:p>UNIT 6</text:p>
            <text:p/>
            <text:p>lost<text:tab/><text:tab/><text:tab/><text:tab/>volcano<text:tab/><text:tab/><text:tab/><text:tab/>increase<text:tab/><text:tab/><text:tab/><text:tab/>fashion</text:p>
            <text:p/>
            <text:p>scared<text:tab/><text:tab/><text:tab/>historical<text:tab/><text:tab/><text:tab/><text:tab/>coast<text:tab/><text:tab/><text:tab/><text:tab/>slim</text:p>
            <text:p/>
            <text:p>shut<text:tab/><text:tab/><text:tab/><text:tab/>hurricane<text:tab/><text:tab/><text:tab/>tsunami<text:tab/><text:tab/><text:tab/><text:tab/>bleed</text:p>
            <text:p/>
            <text:p>coach<text:tab/><text:tab/><text:tab/>airline<text:tab/><text:tab/><text:tab/><text:tab/>safety<text:tab/><text:tab/><text:tab/><text:tab/>uncomfortable</text:p>
            <text:p/>
            <text:p>shocking<text:tab/><text:tab/><text:tab/>rainstorm<text:tab/><text:tab/><text:tab/>net<text:tab/><text:tab/><text:tab/><text:tab/><text:tab/>shadow</text:p>
            <text:p/>
            <text:p>flood<text:tab/><text:tab/><text:tab/>service<text:tab/><text:tab/><text:tab/><text:tab/>upcoming<text:tab/><text:tab/><text:tab/>herself</text:p>
            <text:p/>
            <text:p>thick<text:tab/><text:tab/><text:tab/>motherland<text:tab/><text:tab/><text:tab/>operate<text:tab/><text:tab/><text:tab/><text:tab/>torch</text:p>
            <text:p/>
            <text:p>smoke<text:tab/><text:tab/><text:tab/>orchestra<text:tab/><text:tab/><text:tab/>drawback<text:tab/><text:tab/><text:tab/>university</text:p>
            <text:p/>
            <text:p>ash<text:tab/><text:tab/><text:tab/><text:tab/>warning<text:tab/><text:tab/><text:tab/><text:tab/>life-saving<text:tab/><text:tab/><text:tab/>courage</text:p>
            <text:p/>
            <text:p>shower<text:tab/><text:tab/><text:tab/>community<text:tab/><text:tab/><text:tab/>drone<text:tab/><text:tab/><text:tab/><text:tab/>heroine</text:p>
            <text:p/>
            <text:p>erupt<text:tab/><text:tab/><text:tab/>alarm<text:tab/><text:tab/><text:tab/><text:tab/>iron<text:tab/><text:tab/><text:tab/><text:tab/><text:tab/>victim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M32S</meta:editing-duration>
    <meta:editing-cycles>19</meta:editing-cycles>
    <meta:generator>OpenOffice/4.1.15$Win32 OpenOffice.org_project/4115m2$Build-9813</meta:generator>
    <dc:date>2025-10-06T09:03:14.64</dc:date>
    <dc:creator>Eric Zhang</dc:creator>
    <meta:document-statistic meta:object-count="39"/>
  </office:meta>
</office:document-meta>
</file>